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16f7a" officeooo:paragraph-rsid="00116f7a"/>
    </style:style>
    <style:style style:name="P2" style:family="paragraph" style:parent-style-name="Standard">
      <style:paragraph-properties fo:text-align="center" style:justify-single-word="false"/>
      <style:text-properties officeooo:rsid="00116f7a" officeooo:paragraph-rsid="00116f7a"/>
    </style:style>
    <style:style style:name="P3" style:family="paragraph" style:parent-style-name="Standard">
      <style:paragraph-properties fo:text-align="justify" style:justify-single-word="false"/>
      <style:text-properties officeooo:rsid="00116f7a" officeooo:paragraph-rsid="00116f7a"/>
    </style:style>
    <style:style style:name="P4" style:family="paragraph" style:parent-style-name="Standard" style:list-style-name="L1">
      <style:paragraph-properties fo:text-align="start" style:justify-single-word="false"/>
      <style:text-properties officeooo:rsid="0011cb57" officeooo:paragraph-rsid="0011cb57"/>
    </style:style>
    <style:style style:name="P5" style:family="paragraph" style:parent-style-name="Standard" style:list-style-name="L1">
      <style:paragraph-properties fo:text-align="start" style:justify-single-word="false"/>
      <style:text-properties officeooo:paragraph-rsid="0011cb57"/>
    </style:style>
    <style:style style:name="P6" style:family="paragraph" style:parent-style-name="Standard" style:list-style-name="L1">
      <style:paragraph-properties fo:text-align="start" style:justify-single-word="false"/>
      <style:text-properties officeooo:paragraph-rsid="00221427"/>
    </style:style>
    <style:style style:name="P7" style:family="paragraph" style:parent-style-name="Standard" style:list-style-name="L1">
      <style:paragraph-properties fo:text-align="start" style:justify-single-word="false"/>
      <style:text-properties officeooo:rsid="0011fb83" officeooo:paragraph-rsid="0011fb83"/>
    </style:style>
    <style:style style:name="P8" style:family="paragraph" style:parent-style-name="Standard" style:list-style-name="L1">
      <style:paragraph-properties fo:text-align="start" style:justify-single-word="false"/>
      <style:text-properties officeooo:rsid="0013e160" officeooo:paragraph-rsid="0013e160"/>
    </style:style>
    <style:style style:name="P9" style:family="paragraph" style:parent-style-name="Standard" style:list-style-name="L1">
      <style:paragraph-properties fo:text-align="start" style:justify-single-word="false"/>
      <style:text-properties officeooo:rsid="00156edc" officeooo:paragraph-rsid="00156edc"/>
    </style:style>
    <style:style style:name="P10" style:family="paragraph" style:parent-style-name="Standard" style:list-style-name="L1">
      <style:paragraph-properties fo:text-align="start" style:justify-single-word="false"/>
      <style:text-properties officeooo:rsid="00156edc" officeooo:paragraph-rsid="00163ab4"/>
    </style:style>
    <style:style style:name="P11" style:family="paragraph" style:parent-style-name="Standard" style:list-style-name="L1">
      <style:paragraph-properties fo:text-align="start" style:justify-single-word="false"/>
      <style:text-properties officeooo:rsid="00162b5d" officeooo:paragraph-rsid="00162b5d"/>
    </style:style>
    <style:style style:name="P12" style:family="paragraph" style:parent-style-name="Standard">
      <style:paragraph-properties fo:text-align="end" style:justify-single-word="false" fo:break-before="page"/>
      <style:text-properties officeooo:rsid="00116f7a" officeooo:paragraph-rsid="00116f7a"/>
    </style:style>
    <style:style style:name="T1" style:family="text">
      <style:text-properties fo:font-weight="bold" style:font-weight-asian="bold" style:font-weight-complex="bold"/>
    </style:style>
    <style:style style:name="T2" style:family="text">
      <style:text-properties officeooo:rsid="0011cb57"/>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officeooo:rsid="0013e160"/>
    </style:style>
    <style:style style:name="T6" style:family="text">
      <style:text-properties officeooo:rsid="00156edc"/>
    </style:style>
    <style:style style:name="T7" style:family="text">
      <style:text-properties officeooo:rsid="00162b5d"/>
    </style:style>
    <style:style style:name="T8" style:family="text">
      <style:text-properties officeooo:rsid="00163ab4"/>
    </style:style>
    <style:style style:name="T9" style:family="text">
      <style:text-properties officeooo:rsid="00188bad"/>
    </style:style>
    <style:style style:name="T10" style:family="text">
      <style:text-properties officeooo:rsid="001ace55"/>
    </style:style>
    <style:style style:name="T11" style:family="text">
      <style:text-properties officeooo:rsid="001dd24b"/>
    </style:style>
    <style:style style:name="T12" style:family="text">
      <style:text-properties officeooo:rsid="0021c95c"/>
    </style:style>
    <style:style style:name="T13" style:family="text">
      <style:text-properties officeooo:rsid="00225f92"/>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ыргыз-Түрк Манас Университети</text:p>
      <text:p text:style-name="P1">Компьютер инженерлиги бөлүм</text:p>
      <text:p text:style-name="P1">башчысы Райымбек Султановго</text:p>
      <text:p text:style-name="P1"/>
      <text:p text:style-name="P1"/>
      <text:p text:style-name="P1"/>
      <text:p text:style-name="P1"/>
      <text:p text:style-name="P2">АРЫЗ</text:p>
      <text:p text:style-name="P2"/>
      <text:p text:style-name="P3"><text:tab/>Мен, Кадыр Момуналиев (буга чейин кенже илимий кызматкер, жана учурдагы айдан бери келишим кызматкери, номер: 1249), алып барган изилдөө жумушумду эл аралык (Канада) конференцияда сунуш кылуу максатында Сиздерден 10-16 ноябрь күндөрүндө жумушумдан уруксат берүүңүздү жана барып келүүгө (жол кире акысына) көмөк көрсөтүүңүздү урматым менен өтүнөм. </text:p>
      <text:p text:style-name="P3"/>
      <text:p text:style-name="P3"/>
      <text:p text:style-name="P3"><text:tab/><text:tab/><text:tab/><text:tab/><text:tab/><text:tab/><text:date style:data-style-name="N37" text:date-value="2017-09-26T15:10:02.743809996" text:fixed="true">09/26/17</text:date></text:p>
      <text:p text:style-name="P3"/>
      <text:p text:style-name="P3"/>
      <text:p text:style-name="P3"/>
      <text:p text:style-name="P3">Ачыктоо:</text:p>
      <text:p text:style-name="P3"><text:tab/>Арызымдын себеби: аткарып жаткан жумушум Манас университетине ошондой эле түрк жана кыргыз тилдеринин санариптик аймакта өнүгүүсүнө өбөлгө болот деп эсептейм. Конференция жана илимий иш тууралуу маалымат Тиркеме1 де, ал эми конференцияга сунуштоочу катары кабыл алынгандыгымды тастыктоочу маалымат Тиркеме2 де берилди, </text:p>
      <text:p text:style-name="P12"><text:span text:style-name="T1">Тиркеме1.</text:span> Конференция жана илимий иш тууралуу маалымат</text:p>
      <text:list xml:id="list5918927969992969234" text:style-name="L1">
        <text:list-item>
          <text:p text:style-name="P4">Конференция</text:p>
          <text:list>
            <text:list-item>
              <text:list>
                <text:list-item>
                  <text:p text:style-name="P4">Аталышы: Тексттерди Коддоо Демилгеси Бирикмесинин 17-<text:span text:style-name="T6">ирет болуп жаткан </text:span>жылдык конференциясы жана мүчөлөрүнүн жолугушуусу – The 17<text:span text:style-name="T3">th</text:span> annual Conference and Members Meeting of the Text Encoding Initiative Consortium. Кыскача: TEI2017Victoria</text:p>
                </text:list-item>
                <text:list-item>
                  <text:p text:style-name="P4">Расмий сайты: <text:a xlink:type="simple" xlink:href="http://hcmc.uvic.ca/tei2017/index.php" text:style-name="Internet_20_link" text:visited-style-name="Visited_20_Internet_20_Link">http://hcmc.uvic.ca/tei2017/index.php</text:a> </text:p>
                </text:list-item>
                <text:list-item>
                  <text:p text:style-name="P4">Уюштуруучулар: <text:s/></text:p>
                  <text:list>
                    <text:list-item>
                      <text:p text:style-name="P5"><text:span text:style-name="T2">Тексттерди Коддоо Демилгесинин Бирикмеси (</text:span><text:a xlink:type="simple" xlink:href="http://www.tei-c.org/index.xml" text:style-name="Internet_20_link" text:visited-style-name="Visited_20_Internet_20_Link"><text:span text:style-name="T2">http://www.tei-c.org/index.xml</text:span></text:a><text:span text:style-name="T2">)</text:span></text:p>
                    </text:list-item>
                    <text:list-item>
                      <text:p text:style-name="P4">Виктория Университетинин <text:span text:style-name="T4">Гуманитардык илимдерди компьютерде иштетүү жана Медиа Борбор </text:span>түзүмү (<text:a xlink:type="simple" xlink:href="http://www.uvic.ca/humanities/hcmc/" text:style-name="Internet_20_link" text:visited-style-name="Visited_20_Internet_20_Link">http://www.uvic.ca/humanities/hcmc/</text:a>)</text:p>
                    </text:list-item>
                  </text:list>
                </text:list-item>
                <text:list-item>
                  <text:p text:style-name="P4">Демөөрчү: Канада Өкмөтүнө тийиштүү Социалдык жана Гуманитардык Илимдерди Изилдөө Кеңеши – Social Sciences and Humanities Research Council, Government of Canada (<text:a xlink:type="simple" xlink:href="http://www.sshrc-crsh.gc.ca/" text:style-name="Internet_20_link" text:visited-style-name="Visited_20_Internet_20_Link">http://www.sshrc-crsh.gc.ca/</text:a>)</text:p>
                </text:list-item>
                <text:list-item>
                  <text:p text:style-name="P4">Максат: Адам баласы жараткан (гуманитардык) текст түрүндөгү маалыматты компьютер окуй ала турган TEI P5 стандартына өткөзүү (коддоо) жаатында тажрыйбаларды алмашуу.</text:p>
                </text:list-item>
                <text:list-item>
                  <text:p text:style-name="P4"><text:span text:style-name="T5">Убакты</text:span>: 11-15 Ноябрь, 2017-ж. (мунун ичинде 11-12 си воркшоп, ал эми 13-15и конференция)</text:p>
                </text:list-item>
                <text:list-item>
                  <text:p text:style-name="P4"><text:span text:style-name="T5">Жери</text:span>: Канада, Британиялык Колумбия, Виктория шаары, Виктория Университети</text:p>
                </text:list-item>
                <text:list-item>
                  <text:p text:style-name="P4">Сунуш убактысы: 14-ноябрь (Шейшемби) 14:10-15:30 арасы. </text:p>
                </text:list-item>
                <text:list-item>
                  <text:p text:style-name="P4">Сунуш түрү: постер</text:p>
                </text:list-item>
                <text:list-item>
                  <text:p text:style-name="P7">Сунуш созулушу: <text:span text:style-name="T5">15 мүн.</text:span></text:p>
                </text:list-item>
                <text:list-item>
                  <text:p text:style-name="P6"><text:span text:style-name="T13">Кээбир катышуучулардын тийиштүүлүгү: </text:span>Oxford University,<text:span text:style-name="T12"> University of Oslo, Austrian Centre for Digital Humanities of the Austrian Academy of Sciences (ACDH-OEAW), University of Potsdam, </text:span>University of Tokyo<text:span text:style-name="T12">, University of Barcelona, </text:span>University of Vienna,<text:span text:style-name="T7"> ж.б. </text:span></text:p>
                </text:list-item>
              </text:list>
            </text:list-item>
            <text:list-item>
              <text:p text:style-name="P8"><text:span text:style-name="T6">Сунуштала турган и</text:span>лимий иш</text:p>
              <text:list>
                <text:list-item>
                  <text:p text:style-name="P9">Аталышы: CSS жана XHTML парсерлерин негиз алып сөздүктү кодоо ыкмасы - Dictionary Encoding Based on CSS and XHTML Parsers.</text:p>
                </text:list-item>
                <text:list-item>
                  <text:p text:style-name="P9">Максат: Гульзура Жумакунова түзгөн Түркчө-Кыргызча сөздүгүн (50 000 баш сөз) TEI P5 стандартына өткөзүү.</text:p>
                </text:list-item>
                <text:list-item>
                  <text:p text:style-name="P10">Ачыктоо: Сөздүктүн логикалык түзүмүн/структурасын деталдуу жана тикелей чагылдырган XML тилиндеги берилиштер жыйындысы(кампасы) көздөлүүдө. Бул иреттелген берилиштер жыйындысы жана аны пайда кылуу жолу сунушталмакчы <text:span text:style-name="T8">(кыскача мазмуну: </text:span><text:a xlink:type="simple" xlink:href="http://hcmc.uvic.ca/tei2017/abstracts/t_113_momunalievetal_dictionaryencoding.html" text:style-name="Internet_20_link" text:visited-style-name="Visited_20_Internet_20_Link"><text:span text:style-name="T8">http://hcmc.uvic.ca/tei2017/abstracts/t_113_momunalievetal_dictionaryencoding.html</text:span></text:a><text:span text:style-name="T8"> )</text:span>. </text:p>
                </text:list-item>
                <text:list-item>
                  <text:p text:style-name="P9">Пайда: <text:span text:style-name="T7">эл аралык академиялык стандартка жооп берген көп максатту санариптик, б.а компьютер окуй алган (computer readable) сөздүктүн пайда болушу (Г. Жумакунованын сөздүгү айтылууда)</text:span></text:p>
                </text:list-item>
                <text:list-item>
                  <text:p text:style-name="P11">Тил жана адам тексттерин компьютерде иштетүү боюнча жаңы академиялык пикирлердин таасири, ушул жааттагы адистер менен байланыштардын түзүлүшү</text:p>
                </text:list-item>
                <text:list-item>
                  <text:p text:style-name="P11">айтылган санарип сөздүк Кыргызстандын санариптик лексикографиясында да компьютердик лингвистикасында да үзүрлүү пайдаланышы мүмкүн, мис. электрондук сөздүк, машиналык котормо ошондой эле кыргыз жана түрк тилдеринин статистикалык ж.б. изилдөө долбоорлору.</text:p>
                </text:list-item>
                <text:list-item>
                  <text:p text:style-name="P11">Окшош долбоорлор: <text:span text:style-name="T11">FreeDict</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4:47:39.701322894</meta:creation-date>
    <dc:date>2017-09-26T17:05:25.328654503</dc:date>
    <meta:editing-duration>PT2H17M37S</meta:editing-duration>
    <meta:editing-cycles>17</meta:editing-cycles>
    <meta:generator>LibreOffice/5.2.3.3$Linux_x86 LibreOffice_project/d54a8868f08a7b39642414cf2c8ef2f228f780cf</meta:generator>
    <meta:document-statistic meta:table-count="0" meta:image-count="0" meta:object-count="0" meta:page-count="2" meta:paragraph-count="31" meta:word-count="417" meta:character-count="3423" meta:non-whitespace-character-count="3041"/>
  </office:meta>
</office:document-meta>
</file>